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1月25日至108年12月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68" calcext:value-type="float" table:number-columns-spanned="2" table:number-rows-spanned="1">
            <text:p><text:s/>68 </text:p>
          </table:table-cell>
          <table:covered-table-cell table:style-name="ce49"/>
          <table:table-cell table:style-name="ce8" office:value-type="float" office:value="912" calcext:value-type="float" table:number-columns-spanned="2" table:number-rows-spanned="1">
            <text:p><text:s/>912 </text:p>
          </table:table-cell>
          <table:covered-table-cell table:style-name="ce49"/>
          <table:table-cell table:style-name="ce8" office:value-type="float" office:value="125" calcext:value-type="float" table:number-columns-spanned="2" table:number-rows-spanned="1">
            <text:p><text:s/>12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49"/>
          <table:table-cell table:style-name="ce8" office:value-type="float" office:value="912" calcext:value-type="float" table:number-columns-spanned="2" table:number-rows-spanned="1">
            <text:p><text:s/>912 </text:p>
          </table:table-cell>
          <table:covered-table-cell table:style-name="ce49"/>
          <table:table-cell table:style-name="ce8" office:value-type="float" office:value="118" calcext:value-type="float" table:number-columns-spanned="2" table:number-rows-spanned="1">
            <text:p><text:s/>118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166.67" calcext:value-type="float" table:number-columns-spanned="2" table:number-rows-spanned="1">
            <text:p>166.6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4.12" calcext:value-type="float" table:number-columns-spanned="2" table:number-rows-spanned="1">
            <text:p>94.12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94.4" calcext:value-type="float" table:number-columns-spanned="2" table:number-rows-spanned="1">
            <text:p>94.4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2 月 2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00/00/00</text:date>, <text:time style:data-style-name="N2" text:time-value="15:23:39.44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2-03T15:37:13.400000000</dc:date>
    <meta:editing-duration>PT5H18M40S</meta:editing-duration>
    <meta:editing-cycles>161</meta:editing-cycles>
    <meta:document-statistic meta:table-count="1" meta:cell-count="39" meta:object-count="0"/>
  </office:meta>
</office:document-meta>
</file>